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5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0.709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olcul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Parsel alanı</text:p>
          </table:table-cell>
          <table:table-cell/>
          <table:table-cell office:value-type="float" office:value="1768.44" calcext:value-type="float">
            <text:p>1.768,44</text:p>
          </table:table-cell>
          <table:table-cell/>
          <table:table-cell office:value-type="string" calcext:value-type="string">
            <text:p>ön bahçe 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H3]*[.G3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string" calcext:value-type="string">
            <text:p>bahçeler</text:p>
          </table:table-cell>
          <table:table-cell/>
          <table:table-cell table:formula="of:=[.I7]" office:value-type="float" office:value="600" calcext:value-type="float">
            <text:p>600,00</text:p>
          </table:table-cell>
          <table:table-cell/>
          <table:table-cell office:value-type="string" calcext:value-type="string">
            <text:p>ön bahçe 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H4]*[.G4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inşaat yapılabilir alan</text:p>
          </table:table-cell>
          <table:table-cell/>
          <table:table-cell table:formula="of:=[.D3]-[.D4]" office:value-type="float" office:value="1168.44" calcext:value-type="float">
            <text:p>1.168,44</text:p>
          </table:table-cell>
          <table:table-cell/>
          <table:table-cell office:value-type="string" calcext:value-type="string">
            <text:p>arka bahç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H5]*[.G5]" office:value-type="float" office:value="180" calcext:value-type="float">
            <text:p>18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yan bahç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H6]*[.G6]" office:value-type="float" office:value="150" calcext:value-type="float">
            <text:p>15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formula="of:=SUM([.I3:.I6])"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kapalı alan</text:p>
          </table:table-cell>
          <table:table-cell/>
          <table:table-cell office:value-type="float" office:value="700" calcext:value-type="float">
            <text:p>700,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ntsel dönüşüm</text:p>
          </table:table-cell>
          <table:table-cell table:style-name="ce1" office:value-type="percentage" office:value="0.15" calcext:value-type="percentage">
            <text:p>%15,00</text:p>
          </table:table-cell>
          <table:table-cell table:style-name="Default" table:formula="of:=[.D8]*[.C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sal</text:p>
          </table:table-cell>
          <table:table-cell table:style-name="ce1" office:value-type="percentage" office:value="0.4" calcext:value-type="percentage">
            <text:p>%40,00</text:p>
          </table:table-cell>
          <table:table-cell table:formula="of:=[.D3]*[.C10]" office:value-type="float" office:value="707.376" calcext:value-type="float">
            <text:p>707,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msal + % 15</text:p>
          </table:table-cell>
          <table:table-cell table:style-name="ce1"/>
          <table:table-cell table:formula="of:=[.D10]+[.D9]" office:value-type="float" office:value="812.376" calcext:value-type="float">
            <text:p>812,38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balkon alanı </text:p>
          </table:table-cell>
          <table:table-cell table:style-name="ce1" office:value-type="percentage" office:value="0.2" calcext:value-type="percentage">
            <text:p>%20,00</text:p>
          </table:table-cell>
          <table:table-cell table:formula="of:=[.D10]*[.C13]" office:value-type="float" office:value="141.4752" calcext:value-type="float">
            <text:p>141,4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at 3 alanı</text:p>
          </table:table-cell>
          <table:table-cell/>
          <table:table-cell table:formula="of:=[.D11]+[.D13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2 alanı</text:p>
          </table:table-cell>
          <table:table-cell/>
          <table:table-cell table:formula="of:=[.D15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1 alanı</text:p>
          </table:table-cell>
          <table:table-cell/>
          <table:table-cell table:formula="of:=[.D16]" office:value-type="float" office:value="953.8512" calcext:value-type="float">
            <text:p>953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t giriş alanı</text:p>
          </table:table-cell>
          <table:table-cell/>
          <table:table-cell table:formula="of:=[.D11]" office:value-type="float" office:value="812.376" calcext:value-type="float">
            <text:p>812,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odrum 1 alanı</text:p>
          </table:table-cell>
          <table:table-cell/>
          <table:table-cell table:formula="of:=[.D5]" office:value-type="float" office:value="1168.44" calcext:value-type="float">
            <text:p>1.168,44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Katlar .alanı</text:p>
          </table:table-cell>
          <table:table-cell/>
          <table:table-cell table:formula="of:=SUM([.D15:.D20])" office:value-type="float" office:value="4842.3696" calcext:value-type="float">
            <text:p>4.842,37</text:p>
          </table:table-cell>
          <table:table-cell table:number-columns-repeated="5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6:02:38.350572518</meta:creation-date>
    <dc:date>2023-07-21T05:20:41.194785525</dc:date>
    <meta:editing-duration>PT6M2S</meta:editing-duration>
    <meta:editing-cycles>4</meta:editing-cycles>
    <meta:generator>LibreOffice/7.3.7.2$Linux_X86_64 LibreOffice_project/30$Build-2</meta:generator>
    <meta:document-statistic meta:table-count="1" meta:cell-count="51" meta:object-count="0"/>
  </office:meta>
</office:document-meta>
</file>